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2.37066666666667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number-columns-repeated="15361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3-08T00:00:00" table:style-name="ce5">
            <text:p>08.03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6" table:style-name="ce9">
            <text:p>6</text:p>
          </table:table-cell>
          <table:table-cell office:value-type="currency" office:value="3" table:formula="of:=[.A9]*([.D9]+50*[.C9])" table:style-name="ce10">
            <text:p>CHF 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99" table:style-name="ce9">
            <text:p>99</text:p>
          </table:table-cell>
          <table:table-cell office:value-type="currency" office:value="99" table:formula="of:=[.A10]*([.D10]+50*[.C10])" table:style-name="ce10">
            <text:p>CHF 99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21" table:style-name="ce9">
            <text:p>21</text:p>
          </table:table-cell>
          <table:table-cell office:value-type="currency" office:value="42" table:formula="of:=[.A11]*([.D11]+50*[.C11])" table:style-name="ce10">
            <text:p>CHF 4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20" table:formula="of:=[.A12]*([.D12]+25*[.C12])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60" table:formula="of:=[.A13]*[.D13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1" table:style-name="ce9">
            <text:p>11</text:p>
          </table:table-cell>
          <table:table-cell office:value-type="currency" office:value="220" table:formula="of:=[.A14]*[.D14]" table:style-name="ce10">
            <text:p>CHF 2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200" table:formula="of:=[.A17]*[.D17]" table:style-name="ce10">
            <text:p>CHF 2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644" table:formula="of:=SUM([.E6:.E18])" table:number-columns-spanned="2" table:number-rows-spanned="1" table:style-name="ce12">
            <text:p>CHF 644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3-08T13:24:06Z</dc:date>
    <meta:editing-cycles>17</meta:editing-cycles>
    <meta:editing-duration>PT19041S</meta:editing-duration>
  </office:meta>
</office:document-meta>
</file>